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0.89pt"/>
    </style:style>
    <style:style style:name="co4" style:family="table-column">
      <style:table-column-properties fo:break-before="auto" style:column-width="122.09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101.76pt"/>
    </style:style>
    <style:style style:name="co7" style:family="table-column">
      <style:table-column-properties fo:break-before="auto" style:column-width="117.89pt"/>
    </style:style>
    <style:style style:name="co8" style:family="table-column">
      <style:table-column-properties fo:break-before="auto" style:column-width="11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 style:data-style-name="N0">
      <style:table-cell-properties fo:wrap-option="no-wrap"/>
    </style:style>
    <style:style style:name="ce2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wrap-option="no-wrap"/>
    </style:style>
    <style:style style:name="ce20" style:family="table-cell" style:parent-style-name="Default">
      <style:table-cell-properties fo:wrap-option="no-wrap"/>
    </style:style>
    <style:style style:name="ce2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MP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4"/>
        <table:table-column table:style-name="co1" table:visibility="collapse" table:default-cell-style-name="ce4"/>
        <table:table-column table:style-name="co3" table:default-cell-style-name="ce4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5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table:style-name="Default" office:value-type="string" calcext:value-type="string">
            <text:p>SERCOM(2,3,4)</text:p>
          </table:table-cell>
          <table:table-cell table:style-name="Default" office:value-type="string" calcext:value-type="string">
            <text:p>SERCOM-ALT(4)</text:p>
          </table:table-cell>
          <table:table-cell table:style-name="Default" office:value-type="string" calcext:value-type="string">
            <text:p>TC TCC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U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0]</text:p>
          </table:table-cell>
          <table:table-cell table:style-name="Default" office:value-type="string" calcext:value-type="string">
            <text:p>TCC2/WO[0]</text:p>
          </table:table-cell>
          <table:table-cell table:style-name="Default"/>
          <table:table-cell/>
          <table:table-cell office:value-type="string" calcext:value-type="string">
            <text:p>CMP[2]</text:p>
          </table:table-cell>
          <table:table-cell table:number-columns-repeated="3"/>
          <table:table-cell office:value-type="string" calcext:value-type="string">
            <text:p>CTRL_SYN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1]</text:p>
          </table:table-cell>
          <table:table-cell table:style-name="Default" office:value-type="string" calcext:value-type="string">
            <text:p>TCC2/WO[1]</text:p>
          </table:table-cell>
          <table:table-cell table:style-name="Default"/>
          <table:table-cell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0]</text:p>
          </table:table-cell>
          <table:table-cell table:style-name="Default" office:value-type="string" calcext:value-type="string">
            <text:p>TCC0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1]</text:p>
          </table:table-cell>
          <table:table-cell table:style-name="Default" office:value-type="string" calcext:value-type="string">
            <text:p>TCC0/WO[1]</text:p>
          </table:table-cell>
          <table:table-cell table:style-name="Default"/>
          <table:table-cell table:number-columns-repeated="2"/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 table:style-name="Default"/>
          <table:table-cell table:style-name="Default" office:value-type="string" calcext:value-type="string">
            <text:p>SERCOM0/ PAD[2]</text:p>
          </table:table-cell>
          <table:table-cell table:style-name="Default" office:value-type="string" calcext:value-type="string">
            <text:p>TCC1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 table:style-name="Default"/>
          <table:table-cell table:style-name="Default" office:value-type="string" calcext:value-type="string">
            <text:p>SERCOM0/ PAD[3]</text:p>
          </table:table-cell>
          <table:table-cell table:style-name="Default" office:value-type="string" calcext:value-type="string">
            <text:p>TCC1/WO[1]</text:p>
          </table:table-cell>
          <table:table-cell table:style-name="Default"/>
          <table:table-cell table:number-columns-repeated="2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3"/>
          <table:table-cell office:value-type="string" calcext:value-type="string">
            <text:p>DETECT_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3"/>
          <table:table-cell office:value-type="string" calcext:value-type="string">
            <text:p>DETECT_B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3"/>
          <table:table-cell office:value-type="string" calcext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3"/>
          <table:table-cell office:value-type="string" calcext:value-type="string">
            <text:p>XTAL_N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4"/>
          <table:table-cell office:value-type="string" calcext:value-type="string">
            <text:p>DEBUG_T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4"/>
          <table:table-cell office:value-type="string" calcext:value-type="string">
            <text:p>DEBUG_R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3"/>
          <table:table-cell office:value-type="string" calcext:value-type="string">
            <text:p>SWCL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3"/>
          <table:table-cell office:value-type="string" calcext:value-type="string">
            <text:p>SWDI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/>
          <table:table-cell office:value-type="string" calcext:value-type="string">
            <text:p>CAN0_T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/>
          <table:table-cell office:value-type="string" calcext:value-type="string">
            <text:p>CAN0_RX</text:p>
          </table:table-cell>
          <table:table-cell table:number-columns-repeated="3"/>
        </table:table-row>
        <table:table-row table:style-name="ro1">
          <table:table-cell table:number-columns-repeated="23"/>
        </table:table-row>
      </table:table>
      <table:table table:name="DBG-001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6" table:default-cell-style-name="Default"/>
        <table:table-column table:style-name="co7" table:default-cell-style-name="ce6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8" office:value-type="string" calcext:value-type="string" table:number-columns-spanned="7" table:number-rows-spanned="1">
            <text:p>Peripheral Assignment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I2C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UAR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7"/>
          <table:table-cell office:value-type="string" calcext:value-type="string">
            <text:p>UART_T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7"/>
          <table:table-cell office:value-type="string" calcext:value-type="string">
            <text:p>UART_R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3"/>
          <table:table-cell office:value-type="string" calcext:value-type="string">
            <text:p>P_GOOD_R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6"/>
          <table:table-cell office:value-type="string" calcext:value-type="string">
            <text:p>SPI_MISO_R</text:p>
          </table:table-cell>
          <table:table-cell/>
          <table:table-cell table:style-name="ce14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6"/>
          <table:table-cell table:style-name="ce6"/>
          <table:table-cell table:number-columns-repeated="2"/>
          <table:table-cell table:style-name="ce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  <table:table-cell office:value-type="string" calcext:value-type="string">
            <text:p>SPI_MOSI_R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  <table:table-cell table:style-name="ce6" office:value-type="string" calcext:value-type="string">
            <text:p>SPI_SCK_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 table:number-rows-repeated="10485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IO-001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7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</table:table>
      <table:table table:name="CPU-001" table:style-name="ta1">
        <office:forms form:automatic-focus="false" form:apply-design-mode="false"/>
        <table:table-column table:style-name="co1" table:default-cell-style-name="ce1"/>
        <table:table-column table:style-name="co1" table:visibility="collapse" table:number-columns-repeated="4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number-columns-repeated="2" table:default-cell-style-name="ce20"/>
        <table:table-column table:style-name="co1" table:number-columns-repeated="1005" table:default-cell-style-name="ce20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U1 ATSAMV71Q19B</text:p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office:value-type="string" calcext:value-type="string">
            <text:p>LQFP Pin</text:p>
          </table:table-cell>
          <table:table-cell table:style-name="ce21" office:value-type="string" calcext:value-type="string">
            <text:p>LFBGA/ TFBGA Ball</text:p>
          </table:table-cell>
          <table:table-cell table:style-name="ce21" office:value-type="string" calcext:value-type="string">
            <text:p>UFBGA Ball</text:p>
          </table:table-cell>
          <table:table-cell table:style-name="ce21" office:value-type="string" calcext:value-type="string">
            <text:p>Power Rail</text:p>
          </table:table-cell>
          <table:table-cell table:style-name="ce21" office:value-type="string" calcext:value-type="string">
            <text:p>I/O Type</text:p>
          </table:table-cell>
          <table:table-cell table:style-name="ce21" office:value-type="string" calcext:value-type="string">
            <text:p>Primary</text:p>
          </table:table-cell>
          <table:table-cell table:style-name="ce21"/>
          <table:table-cell table:style-name="ce21" office:value-type="string" calcext:value-type="string">
            <text:p>Alternate</text:p>
          </table:table-cell>
          <table:table-cell table:style-name="ce21"/>
          <table:table-cell table:style-name="ce21" office:value-type="string" calcext:value-type="string">
            <text:p>PIO Peripheral A</text:p>
          </table:table-cell>
          <table:table-cell table:style-name="ce21"/>
          <table:table-cell table:style-name="ce21" office:value-type="string" calcext:value-type="string">
            <text:p>PIO Peripheral B</text:p>
          </table:table-cell>
          <table:table-cell table:style-name="ce21"/>
          <table:table-cell table:style-name="ce21" office:value-type="string" calcext:value-type="string">
            <text:p>PIO Peripheral C</text:p>
          </table:table-cell>
          <table:table-cell table:style-name="ce21"/>
          <table:table-cell table:style-name="ce21" office:value-type="string" calcext:value-type="string">
            <text:p>PIO Peripheral D</text:p>
          </table:table-cell>
          <table:table-cell table:style-name="ce21"/>
          <table:table-cell table:style-name="ce21" office:value-type="string" calcext:value-type="string">
            <text:p>Reset</text:p>
            <text:p>State</text:p>
          </table:table-cell>
          <table:table-cell table:style-name="ce21" table:number-columns-repeated="2"/>
          <table:table-cell table:style-name="ce12" office:value-type="string" calcext:value-type="string" table:number-columns-spanned="6" table:number-rows-spanned="1">
            <text:p>Peripheral Assignments</text:p>
          </table:table-cell>
          <table:covered-table-cell table:number-columns-repeated="2"/>
          <table:covered-table-cell table:number-columns-repeated="3" table:style-name="ce21"/>
          <table:table-cell table:style-name="ce21" table:number-columns-repeated="997"/>
        </table:table-row>
        <table:table-row table:style-name="ro1">
          <table:table-cell table:style-name="ce2"/>
          <table:table-cell table:style-name="ce21" table:number-columns-repeated="4"/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, Dir, PU, PD, HiZ, ST</text:p>
          </table:table-cell>
          <table:table-cell table:style-name="ce21" table:number-columns-repeated="2"/>
          <table:table-cell table:style-name="ce21" office:value-type="string" calcext:value-type="string">
            <text:p>CAN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GPIO</text:p>
          </table:table-cell>
          <table:table-cell table:style-name="ce21" office:value-type="string" calcext:value-type="string">
            <text:p>SWD</text:p>
          </table:table-cell>
          <table:table-cell table:style-name="ce21" office:value-type="string" calcext:value-type="string">
            <text:p>I2C</text:p>
          </table:table-cell>
          <table:table-cell table:style-name="ce21" table:number-columns-repeated="99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BA1</text:p>
          </table:table-cell>
          <table:table-cell table:number-columns-repeated="100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0</text:p>
          </table:table-cell>
          <table:table-cell table:number-columns-repeated="100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1</text:p>
          </table:table-cell>
          <table:table-cell table:number-columns-repeated="1002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SDA0</text:p>
          </table:table-cell>
          <table:table-cell table:number-columns-repeated="99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7"/>
          <table:table-cell office:value-type="string" calcext:value-type="string">
            <text:p>SCL0</text:p>
          </table:table-cell>
          <table:table-cell table:number-columns-repeated="99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TECT_A</text:p>
          </table:table-cell>
          <table:table-cell table:number-columns-repeated="99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DETECT_B</text:p>
          </table:table-cell>
          <table:table-cell table:number-columns-repeated="99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4</text:p>
          </table:table-cell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5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BA0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0</text:p>
          </table:table-cell>
          <table:table-cell table:number-columns-repeated="100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0</text:p>
          </table:table-cell>
          <table:table-cell table:number-columns-repeated="100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DIO</text:p>
          </table:table-cell>
          <table:table-cell table:number-columns-repeated="99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CLK</text:p>
          </table:table-cell>
          <table:table-cell table:number-columns-repeated="99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0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2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3</text:p>
          </table:table-cell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4</text:p>
          </table:table-cell>
          <table:table-cell table:number-columns-repeated="100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5</text:p>
          </table:table-cell>
          <table:table-cell table:number-columns-repeated="100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6</text:p>
          </table:table-cell>
          <table:table-cell table:number-columns-repeated="100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7</text:p>
          </table:table-cell>
          <table:table-cell table:number-columns-repeated="100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1</text:p>
          </table:table-cell>
          <table:table-cell table:number-columns-repeated="1002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1</text:p>
          </table:table-cell>
          <table:table-cell table:number-columns-repeated="1002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SDCS</text:p>
          </table:table-cell>
          <table:table-cell table:number-columns-repeated="100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NBS0</text:p>
          </table:table-cell>
          <table:table-cell table:number-columns-repeated="100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2</text:p>
          </table:table-cell>
          <table:table-cell table:number-columns-repeated="100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3</text:p>
          </table:table-cell>
          <table:table-cell table:number-columns-repeated="100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4</text:p>
          </table:table-cell>
          <table:table-cell table:number-columns-repeated="100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5</text:p>
          </table:table-cell>
          <table:table-cell table:number-columns-repeated="100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6</text:p>
          </table:table-cell>
          <table:table-cell table:number-columns-repeated="100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8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9</text:p>
          </table:table-cell>
          <table:table-cell table:number-columns-repeated="100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0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1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2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3</text:p>
          </table:table-cell>
          <table:table-cell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E</text:p>
          </table:table-cell>
          <table:table-cell table:number-columns-repeated="100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NBS1</text:p>
          </table:table-cell>
          <table:table-cell table:number-columns-repeated="100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S</text:p>
          </table:table-cell>
          <table:table-cell table:number-columns-repeated="100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CAS</text:p>
          </table:table-cell>
          <table:table-cell table:number-columns-repeated="100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</text:p>
          </table:table-cell>
          <table:table-cell table:number-columns-repeated="100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WE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2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5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 table:number-rows-repeated="10484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S-01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4"/>
        <table:table-column table:style-name="co1" table:visibility="collapse" table:default-cell-style-name="ce4"/>
        <table:table-column table:style-name="co3" table:default-cell-style-name="ce4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default-cell-style-name="Default"/>
        <table:table-row table:style-name="ro2">
          <table:table-cell table:number-columns-repeated="11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5" office:value-type="string" calcext:value-type="string" table:number-columns-spanned="5" table:number-rows-spanned="1">
            <text:p>Peripheral Assignment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table:style-name="Default" office:value-type="string" calcext:value-type="string">
            <text:p>SERCOM(2,3,4)</text:p>
          </table:table-cell>
          <table:table-cell table:style-name="Default" office:value-type="string" calcext:value-type="string">
            <text:p>SERCOM-ALT(4)</text:p>
          </table:table-cell>
          <table:table-cell table:style-name="Default" office:value-type="string" calcext:value-type="string">
            <text:p>TC TCC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U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0]</text:p>
          </table:table-cell>
          <table:table-cell table:style-name="Default" office:value-type="string" calcext:value-type="string">
            <text:p>TCC2/WO[0]</text:p>
          </table:table-cell>
          <table:table-cell table:style-name="Default"/>
          <table:table-cell/>
          <table:table-cell office:value-type="string" calcext:value-type="string">
            <text:p>CMP[2]</text:p>
          </table:table-cell>
          <table:table-cell table:number-columns-repeated="4"/>
          <table:table-cell office:value-type="string" calcext:value-type="string">
            <text:p>CTRL_SYN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1]</text:p>
          </table:table-cell>
          <table:table-cell table:style-name="Default" office:value-type="string" calcext:value-type="string">
            <text:p>TCC2/WO[1]</text:p>
          </table:table-cell>
          <table:table-cell table:style-name="Default"/>
          <table:table-cell/>
          <table:table-cell office:value-type="string" calcext:value-type="string">
            <text:p>CMP[3]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/>
          <table:table-cell table:style-name="Default" table:number-columns-repeated="4"/>
          <table:table-cell table:number-columns-repeated="5"/>
          <table:table-cell office:value-type="string" calcext:value-type="string">
            <text:p>+5V_IMO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 calcext:value-type="string">
            <text:p>+12V_IMO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0]</text:p>
          </table:table-cell>
          <table:table-cell table:style-name="Default" office:value-type="string" calcext:value-type="string">
            <text:p>TCC0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0]</text:p>
          </table:table-cell>
          <table:table-cell table:number-columns-repeated="2"/>
          <table:table-cell office:value-type="string" calcext:value-type="string">
            <text:p>+5V_BT_VMO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1]</text:p>
          </table:table-cell>
          <table:table-cell table:style-name="Default" office:value-type="string" calcext:value-type="string">
            <text:p>TCC0/WO[1]</text:p>
          </table:table-cell>
          <table:table-cell table:style-name="Default"/>
          <table:table-cell table:number-columns-repeated="2"/>
          <table:table-cell office:value-type="string" calcext:value-type="string">
            <text:p>CCL0/ IN[1]</text:p>
          </table:table-cell>
          <table:table-cell table:number-columns-repeated="2"/>
          <table:table-cell office:value-type="string" calcext:value-type="string">
            <text:p>+5V_VMO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 table:style-name="Default"/>
          <table:table-cell table:style-name="Default" office:value-type="string" calcext:value-type="string">
            <text:p>SERCOM0/ PAD[2]</text:p>
          </table:table-cell>
          <table:table-cell table:style-name="Default" office:value-type="string" calcext:value-type="string">
            <text:p>TCC1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2]</text:p>
          </table:table-cell>
          <table:table-cell table:number-columns-repeated="2"/>
          <table:table-cell office:value-type="string" calcext:value-type="string">
            <text:p>+12V_VMO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 table:style-name="Default"/>
          <table:table-cell table:style-name="Default" office:value-type="string" calcext:value-type="string">
            <text:p>SERCOM0/ PAD[3]</text:p>
          </table:table-cell>
          <table:table-cell table:style-name="Default" office:value-type="string" calcext:value-type="string">
            <text:p>TCC1/WO[1]</text:p>
          </table:table-cell>
          <table:table-cell table:style-name="Default"/>
          <table:table-cell table:number-columns-repeated="2"/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+VBAT_VMO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2"/>
          <table:table-cell office:value-type="string" calcext:value-type="string">
            <text:p>+5V_BT_INT_VMO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2"/>
          <table:table-cell office:value-type="string" calcext:value-type="string">
            <text:p>+5V_INT_VMON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2"/>
          <table:table-cell office:value-type="string" calcext:value-type="string">
            <text:p>+12V_INT_VMO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4"/>
          <table:table-cell office:value-type="string" calcext:value-type="string">
            <text:p>XTAL_N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  <table:table-cell office:value-type="string" calcext:value-type="string">
            <text:p>DEBUG_T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  <table:table-cell office:value-type="string" calcext:value-type="string">
            <text:p>DEBUG_R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3"/>
          <table:table-cell office:value-type="string" calcext:value-type="string">
            <text:p>+5V_BT_PG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3"/>
          <table:table-cell office:value-type="string" calcext:value-type="string">
            <text:p>+5V_PG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4"/>
          <table:table-cell office:value-type="string" calcext:value-type="string">
            <text:p>+12V_PG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P_GOOD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_STBY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2"/>
          <table:table-cell office:value-type="string" calcext:value-type="string">
            <text:p>+V_BAT_VMO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2"/>
          <table:table-cell office:value-type="string" calcext:value-type="string">
            <text:p>+5V_VMO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/>
          <table:table-cell office:value-type="string" calcext:value-type="string">
            <text:p>CANTX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/>
          <table:table-cell office:value-type="string" calcext:value-type="string">
            <text:p>CANRX</text:p>
          </table:table-cell>
          <table:table-cell table:number-columns-repeated="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'TMP-001'.A4:'TMP-001'.V4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DBG-001'.A4:'DBG-001'.W4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IO-001'.A4:'IO-001'.W42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PS-010'.A4:'PS-010'.W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3">00/00/0000</text:date>, <text:time style:data-style-name="N2" text:time-value="18:49:51.0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0-12-03T18:55:24.164000000</dc:date>
    <meta:editing-duration>P19DT1H37M38S</meta:editing-duration>
    <meta:editing-cycles>39</meta:editing-cycles>
    <meta:document-statistic meta:table-count="5" meta:cell-count="4199" meta:object-count="0"/>
  </office:meta>
</office:document-meta>
</file>